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95cm" fo:min-width="9.7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10.7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1.25cm" fo:min-width="5.6cm"/>
    </style:style>
    <style:style style:name="gr4" style:family="graphic" style:parent-style-name="standard">
      <style:graphic-properties draw:textarea-horizontal-align="justify" draw:textarea-vertical-align="middle" draw:auto-grow-height="false" fo:min-height="5.45cm" fo:min-width="8.3cm"/>
    </style:style>
    <style:style style:name="gr5" style:family="graphic" style:parent-style-name="standard">
      <style:graphic-properties draw:textarea-horizontal-align="justify" draw:textarea-vertical-align="middle" draw:auto-grow-height="false" fo:min-height="4.65cm" fo:min-width="6.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9.2cm" svg:x="1.6cm" svg:y="1.8cm">
          <text:p text:style-name="P1"><text:span text:style-name="T1">COUREUR </text:span></text:p>
          <text:p text:style-name="P1"><text:span text:style-name="T1"/></text:p>
          <text:p text:style-name="P1"><text:span text:style-name="T1">CO_NOM</text:span></text:p>
          <text:p text:style-name="P1"><text:span text:style-name="T1">CO_PRENOM</text:span></text:p>
          <text:p text:style-name="P1"><text:span text:style-name="T1">CO_ADRESSE</text:span></text:p>
          <text:p text:style-name="P1"><text:span text:style-name="T1">CO_TEL</text:span></text:p>
          <text:p text:style-name="P1"><text:span text:style-name="T1">CO_FAX</text:span></text:p>
          <text:p text:style-name="P1"><text:span text:style-name="T1">CO_EMAIL</text:span></text:p>
          <text:p text:style-name="P1"><text:span text:style-name="T1">CO_LICENSE </text:span></text:p>
          <text:p text:style-name="P1"><text:span text:style-name="T1">CO_CLU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6cm" svg:x="16.3cm" svg:y="1.9cm">
          <text:p text:style-name="P2">COMPETITION</text:p>
          <text:p text:style-name="P2"/>
          <text:p text:style-name="P2">COM_NOM</text:p>
          <text:p text:style-name="P2">COM_EPREUVE</text:p>
          <text:p text:style-name="P2">COM_DISTANCE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1cm" svg:height="1.5cm" svg:x="1.5cm" svg:y="12.5cm">
          <text:p text:style-name="P2">ADHESION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cm" svg:height="5.7cm" svg:x="18.2cm" svg:y="8.7cm">
          <text:p text:style-name="P2">DOSSIER INSCRIPTION</text:p>
          <text:p text:style-name="P2"/>
          <text:p text:style-name="P2">DI_DOSSARD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4.9cm" svg:x="8.9cm" svg:y="12.7cm">
          <text:p text:style-name="P2">EPREUVE</text:p>
          <text:p text:style-name="P2"/>
          <text:p text:style-name="P2">EP_NOM</text:p>
          <text:p text:style-name="P2">EP_DISTANCE </text:p>
          <text:p text:style-name="P2">EP_TYPE </text:p>
          <text:p text:style-name="P2">EP_CONDI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2:51:29.687737898</meta:creation-date>
    <dc:date>2019-11-26T17:07:11.189874442</dc:date>
    <meta:editing-duration>PT3H14M41S</meta:editing-duration>
    <meta:editing-cycles>1</meta:editing-cycles>
    <meta:document-statistic meta:object-count="5"/>
    <meta:generator>LibreOffice/6.0.7.3$Linux_X86_64 LibreOffice_project/00m0$Build-3</meta:generator>
  </office:meta>
</office:document-meta>
</file>